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42e" officeooo:paragraph-rsid="0012b42e"/>
    </style:style>
    <style:style style:name="P2" style:family="paragraph" style:parent-style-name="Standard">
      <style:paragraph-properties fo:text-align="center" style:justify-single-word="false"/>
      <style:text-properties officeooo:rsid="0012b42e" officeooo:paragraph-rsid="0012b42e"/>
    </style:style>
    <style:style style:name="P3" style:family="paragraph" style:parent-style-name="Standard">
      <style:paragraph-properties fo:text-align="center" style:justify-single-word="false"/>
      <style:text-properties officeooo:rsid="0012b42e" officeooo:paragraph-rsid="00143555"/>
    </style:style>
    <style:style style:name="P4" style:family="paragraph" style:parent-style-name="Standard">
      <style:paragraph-properties fo:text-align="end" style:justify-single-word="false"/>
      <style:text-properties officeooo:rsid="0012b42e" officeooo:paragraph-rsid="0012b42e"/>
    </style:style>
    <style:style style:name="P5" style:family="paragraph" style:parent-style-name="Standard">
      <style:paragraph-properties fo:text-align="start" style:justify-single-word="false"/>
      <style:text-properties officeooo:rsid="0012b42e" officeooo:paragraph-rsid="0012b42e"/>
    </style:style>
    <style:style style:name="P6" style:family="paragraph" style:parent-style-name="Standard">
      <style:paragraph-properties fo:text-align="start" style:justify-single-word="false"/>
      <style:text-properties officeooo:paragraph-rsid="0012b42e"/>
    </style:style>
    <style:style style:name="P7" style:family="paragraph" style:parent-style-name="Standard">
      <style:text-properties officeooo:rsid="00157e33" officeooo:paragraph-rsid="00157e33"/>
    </style:style>
    <style:style style:name="P8" style:family="paragraph" style:parent-style-name="Standard">
      <style:text-properties officeooo:rsid="00170620" officeooo:paragraph-rsid="00170620"/>
    </style:style>
    <style:style style:name="P9" style:family="paragraph" style:parent-style-name="Standard">
      <style:text-properties officeooo:rsid="001822ba" officeooo:paragraph-rsid="001822ba"/>
    </style:style>
    <style:style style:name="P10" style:family="paragraph" style:parent-style-name="Standard">
      <style:text-properties officeooo:rsid="001c3afd" officeooo:paragraph-rsid="001c3afd"/>
    </style:style>
    <style:style style:name="P11" style:family="paragraph" style:parent-style-name="Standard">
      <style:text-properties officeooo:rsid="0021bcc7" officeooo:paragraph-rsid="0021bcc7"/>
    </style:style>
    <style:style style:name="P12" style:family="paragraph" style:parent-style-name="Standard">
      <style:text-properties officeooo:rsid="0022d33e" officeooo:paragraph-rsid="0022d33e"/>
    </style:style>
    <style:style style:name="P13" style:family="paragraph" style:parent-style-name="Standard">
      <style:text-properties officeooo:rsid="0022f466" officeooo:paragraph-rsid="0022f466"/>
    </style:style>
    <style:style style:name="P14" style:family="paragraph" style:parent-style-name="Standard">
      <style:paragraph-properties fo:text-align="start" style:justify-single-word="false"/>
      <style:text-properties officeooo:rsid="0034b05e" officeooo:paragraph-rsid="0034b05e"/>
    </style:style>
    <style:style style:name="P15" style:family="paragraph" style:parent-style-name="Standard">
      <style:text-properties officeooo:rsid="00311711" officeooo:paragraph-rsid="00311711"/>
    </style:style>
    <style:style style:name="P16" style:family="paragraph" style:parent-style-name="Standard">
      <style:text-properties officeooo:rsid="003c0752" officeooo:paragraph-rsid="003c0752"/>
    </style:style>
    <style:style style:name="P17" style:family="paragraph" style:parent-style-name="Standard">
      <style:text-properties officeooo:paragraph-rsid="003c0752"/>
    </style:style>
    <style:style style:name="P18" style:family="paragraph" style:parent-style-name="Standard">
      <style:text-properties officeooo:paragraph-rsid="0046acc5"/>
    </style:style>
    <style:style style:name="P19" style:family="paragraph" style:parent-style-name="Standard">
      <style:paragraph-properties fo:text-align="start" style:justify-single-word="false"/>
      <style:text-properties officeooo:paragraph-rsid="004e0d9a"/>
    </style:style>
    <style:style style:name="P20" style:family="paragraph" style:parent-style-name="Standard">
      <style:text-properties officeooo:paragraph-rsid="003c0752"/>
    </style:style>
    <style:style style:name="T1" style:family="text">
      <style:text-properties officeooo:rsid="0012b42e"/>
    </style:style>
    <style:style style:name="T2" style:family="text">
      <style:text-properties officeooo:rsid="00157e33"/>
    </style:style>
    <style:style style:name="T3" style:family="text">
      <style:text-properties officeooo:rsid="00170620"/>
    </style:style>
    <style:style style:name="T4" style:family="text">
      <style:text-properties officeooo:rsid="001822ba"/>
    </style:style>
    <style:style style:name="T5" style:family="text">
      <style:text-properties officeooo:rsid="001aad48"/>
    </style:style>
    <style:style style:name="T6" style:family="text">
      <style:text-properties officeooo:rsid="00229b6e"/>
    </style:style>
    <style:style style:name="T7" style:family="text">
      <style:text-properties officeooo:rsid="0024f3db"/>
    </style:style>
    <style:style style:name="T8" style:family="text">
      <style:text-properties officeooo:rsid="00290b20"/>
    </style:style>
    <style:style style:name="T9" style:family="text">
      <style:text-properties officeooo:rsid="002b1c70"/>
    </style:style>
    <style:style style:name="T10" style:family="text">
      <style:text-properties officeooo:rsid="002d1c16"/>
    </style:style>
    <style:style style:name="T11" style:family="text">
      <style:text-properties officeooo:rsid="002f0a90"/>
    </style:style>
    <style:style style:name="T12" style:family="text">
      <style:text-properties officeooo:rsid="0034b05e"/>
    </style:style>
    <style:style style:name="T13" style:family="text">
      <style:text-properties officeooo:rsid="0035c3c3"/>
    </style:style>
    <style:style style:name="T14" style:family="text">
      <style:text-properties officeooo:rsid="003c0752"/>
    </style:style>
    <style:style style:name="T15" style:family="text">
      <style:text-properties officeooo:rsid="003c4d8d"/>
    </style:style>
    <style:style style:name="T16" style:family="text">
      <style:text-properties officeooo:rsid="003f30fe"/>
    </style:style>
    <style:style style:name="T17" style:family="text">
      <style:text-properties officeooo:rsid="0042d8cb"/>
    </style:style>
    <style:style style:name="T18" style:family="text">
      <style:text-properties officeooo:rsid="00436281"/>
    </style:style>
    <style:style style:name="T19" style:family="text">
      <style:text-properties officeooo:rsid="0043733e"/>
    </style:style>
    <style:style style:name="T20" style:family="text">
      <style:text-properties officeooo:rsid="00455296"/>
    </style:style>
    <style:style style:name="T21" style:family="text">
      <style:text-properties officeooo:rsid="0046acc5"/>
    </style:style>
    <style:style style:name="T22" style:family="text">
      <style:text-properties officeooo:rsid="004862c4"/>
    </style:style>
    <style:style style:name="T23" style:family="text">
      <style:text-properties officeooo:rsid="004b849d"/>
    </style:style>
    <style:style style:name="T24" style:family="text">
      <style:text-properties officeooo:rsid="004e0d9a"/>
    </style:style>
    <style:style style:name="T25" style:family="text">
      <style:text-properties officeooo:rsid="0052694c"/>
    </style:style>
    <style:style style:name="T26" style:family="text">
      <style:text-properties officeooo:rsid="0053baa4"/>
    </style:style>
    <style:style style:name="T27" style:family="text">
      <style:text-properties officeooo:rsid="00549b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Ísis Ardisson Logullo 7577410</text:p>
      <text:p text:style-name="P2"/>
      <text:p text:style-name="P2"/>
      <text:p text:style-name="P2"/>
      <text:p text:style-name="P3">Relatório EP1</text:p>
      <text:p text:style-name="P2"/>
      <text:p text:style-name="P4"/>
      <text:p text:style-name="P4"/>
      <text:p text:style-name="P19"><text:span text:style-name="T1"><text:tab/></text:span><text:span text:style-name="T24">Para rodar o EP1 apenas use “make” pelo terminal no diretório que se encontram os arquivos do ep. Ele está utilizando o arquivo entrada1.txt como padrão. Para usar outras entradas apenas mude no makefile o norme do arquivo. Ou rode “java Pentamino seuarquivo.txt” após utilizar o “make” pelo menos uma vez.</text:span></text:p>
      <text:p text:style-name="P19"/>
      <text:p text:style-name="P19"><text:span text:style-name="T1"><text:tab/></text:span><text:span text:style-name="T25">Sobre a implementação do EP, comecei</text:span><text:span text:style-name="T1"> </text:span><text:span text:style-name="T25">pel</text:span><text:span text:style-name="T1">a classificação de cada petaminó e como </text:span><text:span text:style-name="T25">poderia</text:span><text:span text:style-name="T1"> guardá-los para utilização nas inserções. São ao todo 12 peças, mas cada uma pode ter </text:span><text:span text:style-name="T2">de </text:span><text:span text:style-name="T17">1</text:span><text:span text:style-name="T1"> </text:span><text:span text:style-name="T2">a </text:span><text:span text:style-name="T17">8</text:span><text:span text:style-name="T7"> </text:span><text:span text:style-name="T1">posições.</text:span></text:p>
      <text:p text:style-name="P6"><text:span text:style-name="T12">A</text:span><text:span text:style-name="T1">baixo estão as relações de cada um:</text:span></text:p>
      <text:p text:style-name="P6"/>
      <text:p text:style-name="P14"/>
      <text:p text:style-name="P5">f: <text:tab/>f1 f1 <text:s text:c="8"/>f2<text:tab/><text:tab/>f3 <text:tab/> <text:s/>f4 <text:s text:c="13"/>f5 f5 <text:s text:c="14"/>f6 <text:s text:c="15"/>f7 <text:s text:c="21"/>f8</text:p>
      <text:p text:style-name="P5"><text:s text:c="7"/>f1<text:tab/>f1 <text:s text:c="8"/>f2 f2 f2<text:tab/>f3 f3 <text:s text:c="5"/>f4 f4 f4 <text:s text:c="9"/>f5 f5 <text:s text:c="5"/>f6 f6 f6 <text:s text:c="7"/>f7 f7 <text:s text:c="12"/>f8 f8 f8 <text:s text:c="3"/></text:p>
      <text:p text:style-name="P6"><text:tab/><text:span text:style-name="T1">f1<text:tab/> <text:s text:c="8"/>f2 <text:s text:c="6"/>f3 f3<text:tab/> <text:s text:c="5"/>f4 <text:s text:c="13"/><text:tab/>f5 <text:s text:c="10"/>f6<text:tab/><text:tab/> <text:s text:c="2"/>f7 f7 <text:s text:c="12"/>f8</text:span></text:p>
      <text:p text:style-name="P1"/>
      <text:p text:style-name="P1"/>
      <text:p text:style-name="P7">i: <text:s text:c="6"/>i1 <text:s text:c="8"/>i2 i2 i2 i2 i2</text:p>
      <text:p text:style-name="P7"><text:s text:c="9"/>i1</text:p>
      <text:p text:style-name="P7"><text:s text:c="9"/>i1</text:p>
      <text:p text:style-name="P7"><text:s text:c="9"/>i1</text:p>
      <text:p text:style-name="P7"><text:s text:c="9"/>i1<text:tab/></text:p>
      <text:p text:style-name="P7"/>
      <text:p text:style-name="P7"/>
      <text:p text:style-name="P7">l: <text:s text:c="4"/>l1 <text:s text:c="11"/>l2 l2 l2 l2 <text:s text:c="6"/>l3 l3 <text:s text:c="20"/>l4 <text:s text:c="13"/>l5 <text:s text:c="8"/>l6 <text:s text:c="18"/>l7 l7 <text:s text:c="8"/>l8 l8 l8 l8</text:p>
      <text:p text:style-name="P7"><text:s text:c="7"/>l1 <text:s text:c="11"/>l2 <text:s text:c="23"/>l3 <text:s text:c="7"/>l4 l4 l4 l4 <text:s/><text:tab/> <text:s text:c="7"/>l5 <text:s text:c="8"/>l6 l6 l6 l6 <text:s text:c="5"/>l7 <text:s text:c="25"/>l8</text:p>
      <text:p text:style-name="P7"><text:s text:c="7"/>l1<text:tab/><text:tab/><text:tab/><text:tab/> <text:s/>l3 <text:s text:c="37"/>l5 <text:s text:c="30"/>l7</text:p>
      <text:p text:style-name="P7"><text:s text:c="7"/>l1 l1 <text:s text:c="34"/>l3 <text:s text:c="33"/>l5 l5 <text:s text:c="30"/>l7</text:p>
      <text:p text:style-name="P1"/>
      <text:p text:style-name="P1"/>
      <text:p text:style-name="P7">n: <text:s text:c="8"/>n1 <text:s text:c="4"/>n2 n2 <text:s text:c="20"/>n3 <text:s text:c="5"/>n4 n4 n4 <text:s text:c="11"/>n5 <text:s text:c="14"/><text:span text:style-name="T3">n6 </text:span>n6 n6 <text:s text:c="4"/><text:span text:style-name="T3">n7</text:span> <text:s text:c="20"/><text:span text:style-name="T3">n8 n8 </text:span></text:p>
      <text:p text:style-name="P7"><text:s text:c="12"/>n1 <text:s text:c="9"/>n2 n2 n2 <text:s text:c="5"/>n3 n3 <text:s text:c="15"/>n4 n4 <text:s text:c="6"/>n5 <text:s text:c="9"/>n6 n6 <text:s text:c="14"/><text:span text:style-name="T3">n7 n7 <text:s text:c="5"/>n8 n8 n8</text:span></text:p>
      <text:p text:style-name="P7"><text:s text:c="7"/>n1 n1 <text:s text:c="29"/>n3 <text:s text:c="36"/>n5 n5 <text:s text:c="33"/><text:span text:style-name="T3">n7</text:span></text:p>
      <text:p text:style-name="P7"><text:s text:c="7"/>n1 <text:s text:c="34"/>n3 <text:s text:c="41"/>n5 <text:s text:c="33"/><text:span text:style-name="T3">n7</text:span></text:p>
      <text:p text:style-name="P7"/>
      <text:p text:style-name="P7"/>
      <text:p text:style-name="P8">p: <text:s text:c="3"/><text:span text:style-name="T4">p1 p1 <text:s text:c="4"/>p2 p2 p2 <text:s text:c="10"/>p3 <text:s text:c="6"/>p4 p4 <text:s text:c="11"/>p5 p5 <text:s text:c="11"/>p6 p6 <text:s text:c="6"/>p7 <text:s text:c="15"/>p8 p8 p8</text:span></text:p>
      <text:p text:style-name="P8"><text:s text:c="7"/><text:span text:style-name="T4">p1 p1 <text:s text:c="9"/>p2 p2 <text:s text:c="5"/>p3 p3 <text:s text:c="6"/>p4 p4 p4 <text:s text:c="6"/>p5 p5 <text:s text:c="6"/>p6 p6 p6 <text:s text:c="6"/>p7 p7 <text:s text:c="10"/>p8 p8</text:span></text:p>
      <text:p text:style-name="P8"><text:s text:c="7"/><text:span text:style-name="T4">p1 <text:s text:c="29"/>p3 p3 <text:s text:c="32"/>p5 <text:s text:c="27"/>p7 p7</text:span></text:p>
      <text:p text:style-name="P8"/>
      <text:p text:style-name="P8"/>
      <text:p text:style-name="P9">t: <text:s text:c="4"/><text:span text:style-name="T5">t1 t1 t1 <text:s text:c="16"/>t2 <text:s text:c="15"/>t3 <text:s text:c="16"/>t4</text:span></text:p>
      <text:p text:style-name="P9"><text:s text:c="9"/><text:tab/><text:span text:style-name="T5">t1 <text:s text:c="6"/><text:tab/> <text:s text:c="3"/>t2 t2 t2 <text:s text:c="15"/>t3 <text:s text:c="8"/><text:tab/> <text:s text:c="3"/>t4 t4 t4 <text:s text:c="3"/></text:span></text:p>
      <text:p text:style-name="P9"><text:s text:c="10"/><text:tab/><text:span text:style-name="T5">t1 <text:s text:c="20"/>t2 <text:s text:c="11"/>t3 t3 t3 <text:s text:c="3"/><text:tab/> <text:s text:c="3"/>t4</text:span></text:p>
      <text:p text:style-name="P9"/>
      <text:p text:style-name="P9"><text:soft-page-break/></text:p>
      <text:p text:style-name="P9"/>
      <text:p text:style-name="P10">u: <text:s text:c="4"/>u1 <text:s text:c="5"/>u1 <text:s text:c="8"/>u2 u2 <text:s text:c="9"/>u3 u3 u3 <text:s text:c="8"/>u4 u4</text:p>
      <text:p text:style-name="P10"><text:s text:c="8"/>u1 u1 u1 <text:s text:c="8"/>u2 <text:s text:c="14"/>u3 <text:s text:c="5"/>u3 <text:s text:c="13"/>u4</text:p>
      <text:p text:style-name="P10"><text:s text:c="31"/>u2 u2 <text:s text:c="32"/>u4 u4</text:p>
      <text:p text:style-name="P11"/>
      <text:p text:style-name="P11">v: <text:s text:c="5"/>v1 <text:s text:c="17"/>v2 v2 v2 <text:s text:c="6"/>v3 v3 v3 <text:s text:c="17"/>v4</text:p>
      <text:p text:style-name="P11"><text:s text:c="9"/>v1 <text:s text:c="17"/>v2 <text:s text:c="26"/>v3 <text:s text:c="17"/>v4</text:p>
      <text:p text:style-name="P11"><text:s text:c="9"/>v1 v1 v1 <text:s text:c="7"/>v2 <text:s text:c="26"/>v3 <text:s text:c="7"/>v4 v4 v4</text:p>
      <text:p text:style-name="P11"/>
      <text:p text:style-name="P11"/>
      <text:p text:style-name="P11">w: <text:s text:c="4"/><text:span text:style-name="T6">w1 <text:s text:c="26"/>w2 w2 <text:s text:c="7"/>w3 w3 <text:s text:c="25"/>w4</text:span></text:p>
      <text:p text:style-name="P11"><text:s text:c="9"/><text:span text:style-name="T6">w1 w1 <text:s text:c="14"/>w2 w2 <text:s text:c="19"/>w3 w3 <text:s text:c="13"/>w4 w4</text:span></text:p>
      <text:p text:style-name="P11"><text:s text:c="15"/><text:span text:style-name="T6">w1 w1 <text:s text:c="8"/>w2 <text:s text:c="31"/>w3 <text:s text:c="7"/>w4 w4</text:span></text:p>
      <text:p text:style-name="P11"/>
      <text:p text:style-name="P11"/>
      <text:p text:style-name="P12">x: <text:s text:c="9"/>x1</text:p>
      <text:p text:style-name="P12"><text:s text:c="8"/>x1 x1 x1</text:p>
      <text:p text:style-name="P12"><text:s text:c="13"/>x1</text:p>
      <text:p text:style-name="P12"/>
      <text:p text:style-name="P12"/>
      <text:p text:style-name="P13">y: <text:s text:c="7"/><text:span text:style-name="T8">y1 <text:s text:c="13"/></text:span><text:span text:style-name="T9">y2 <text:s text:c="12"/>y3 <text:s text:c="10"/></text:span><text:span text:style-name="T10">y4 y4 y4 y4</text:span><text:span text:style-name="T9"> <text:s text:c="6"/></text:span><text:span text:style-name="T11">y5 <text:s text:c="10"/>y6 y6 y6 y6 <text:s text:c="9"/>y7 <text:s text:c="10"/>y8</text:span></text:p>
      <text:p text:style-name="P13"><text:s text:c="6"/><text:span text:style-name="T8">y1 y1 <text:s text:c="3"/></text:span><text:span text:style-name="T9">y2 y2 y2 y2 <text:s text:c="7"/>y3 <text:s text:c="15"/></text:span><text:span text:style-name="T10">y4 <text:s text:c="16"/></text:span><text:span text:style-name="T11">y5 y5 <text:s text:c="15"/>y6 <text:s text:c="14"/>y7 <text:s text:c="5"/>y8 y8 y8 y8</text:span></text:p>
      <text:p text:style-name="P13"><text:s text:c="11"/><text:span text:style-name="T8">y1 <text:s text:c="30"/></text:span><text:span text:style-name="T9">y3 y3 <text:s text:c="31"/></text:span><text:span text:style-name="T11">y5 <text:s text:c="34"/>y7 y7</text:span></text:p>
      <text:p text:style-name="P13"><text:s text:c="11"/><text:span text:style-name="T8">y1 <text:s text:c="30"/></text:span><text:span text:style-name="T9">y3 <text:s text:c="36"/></text:span><text:span text:style-name="T11">y5 <text:s text:c="39"/>y7</text:span></text:p>
      <text:p text:style-name="P13"/>
      <text:p text:style-name="P13"/>
      <text:p text:style-name="P15">z: <text:s text:c="5"/><text:span text:style-name="T13">z1 z1 <text:s text:c="23"/>z2 <text:s text:c="9"/>z3 z3 <text:s text:c="8"/>z4</text:span></text:p>
      <text:p text:style-name="P15"><text:s text:c="14"/><text:span text:style-name="T13">z1 <text:s text:c="13"/>z2 z2 z2 <text:s text:c="9"/>z3 <text:s text:c="13"/>z4 z4 z4</text:span></text:p>
      <text:p text:style-name="P15"><text:s text:c="14"/><text:span text:style-name="T13">z1 z1 <text:s text:c="8"/>z2 <text:s text:c="14"/>z3 z3 <text:s text:c="23"/>z4</text:span></text:p>
      <text:p text:style-name="P15"/>
      <text:p text:style-name="P15"/>
      <text:p text:style-name="P16"><text:tab/>Separei o EP em objetos específicos. Para a manipulação dos dados de entrada, criei uma classe Input que é auxiliar e recebe o arquivo de texto com a matriz que devemos preencher com os pentaminós. Ela também manipula as impressões para a saída. Transformo essa matriz de inteiros em uma de char. Onde tem um espaço vazio <text:span text:style-name="T18">(0)</text:span> é preenchido com “A” e onde tem um espaço não utilizável (1) é preenchido com Z.</text:p>
      <text:p text:style-name="P16">Também criei uma classe para implementar a pilha, com suas funções básicas.</text:p>
      <text:p text:style-name="P16">A classe principal Pentamino contém as verificações, inserções, e o backtracking dos pentamin<text:span text:style-name="T19">ó</text:span>s na matriz.</text:p>
      <text:p text:style-name="P16"/>
      <text:p text:style-name="P17"><text:span text:style-name="T14"><text:tab/>Percorro a matriz inteira ponto a ponto, verificando quais casas estão vazias. Em cada ponto verifico se cabe ali uma das peças. </text:span><text:span text:style-name="T27">Para e</text:span><text:span text:style-name="T14">ssa verificação fiz numa função separada, especificando para cada </text:span><text:span text:style-name="T20">caso </text:span><text:span text:style-name="T14">o que é necessário fazer para aquela peça específica caber ali. Aqui verifico todas as possibilidades de rotações das peças também. Uso variáveis globais para a matriz e para as posições usadas de cada peça. </text:span><text:span text:style-name="T15">Quando é possível inserir, essa peça é incluida na matriz de saida e retorna um ok para a função principal empilhar o pentamin</text:span><text:span text:style-name="T20">ó</text:span><text:span text:style-name="T15">. </text:span><text:span text:style-name="T21">Também contabilizo num vetor separado que aquela peça foi usada.</text:span><text:span text:style-name="T15"> A posição fica guardad</text:span><text:span text:style-name="T27">a</text:span><text:span text:style-name="T15"> nas vari</text:span><text:span text:style-name="T20">á</text:span><text:span text:style-name="T15">veis globais. Então quando o backtracking for necessário, a posição de cada peça usada estará disponível para consulta. </text:span><text:span text:style-name="T16">Os números de 1 a 8 seguem a</text:span><text:span text:style-name="T20">s</text:span><text:span text:style-name="T16"> posiç</text:span><text:span text:style-name="T20">ões</text:span><text:span text:style-name="T16"> de cada peça segundo os desenhos anteriores.</text:span></text:p>
      <text:p text:style-name="P17"><text:tab/></text:p>
      <text:p text:style-name="P17"><text:tab/><text:span text:style-name="T21">Se a peça não couber ali, sigo a ordem do vetor tentado todos pentaminós, um a um.</text:span></text:p>
      <text:p text:style-name="P18"><text:soft-page-break/><text:span text:style-name="T21">Garanto que no máximo o vetor dê uma volta completa, </text:span><text:span text:style-name="T22">tentando</text:span><text:span text:style-name="T21"> usar tod</text:span><text:span text:style-name="T27">a</text:span><text:span text:style-name="T21">s e nenhum</text:span><text:span text:style-name="T27">a</text:span><text:span text:style-name="T21"> </text:span><text:span text:style-name="T22">tenha </text:span><text:span text:style-name="T21">d</text:span><text:span text:style-name="T22">ado</text:span><text:span text:style-name="T21"> certo. Também confiro se todas as peças já foram utilizadas ou não. Então com essas duas informações, parto para o backtracking. </text:span><text:span text:style-name="T22">R</text:span><text:span text:style-name="T21">etiro a peça anterior, marco ela como não utilizada e </text:span><text:span text:style-name="T22">pego a posição inicial dela no tabuleiro. Assim</text:span><text:span text:style-name="T21"> tent</text:span><text:span text:style-name="T22">o</text:span><text:span text:style-name="T21"> um novo encaixe com as que sobraram. Inclusive a mesma peça, porém com as posições que ainda não foram tentadas. Isso é garantido pela variável que guardou a </text:span><text:span text:style-name="T27">ú</text:span><text:span text:style-name="T21">ltima posição utilizada.</text:span></text:p>
      <text:p text:style-name="P18"/>
      <text:p text:style-name="P18"><text:tab/><text:span text:style-name="T23">Verifico constantemente se as peças foram todas usadas e se concluí a montagem. Se sim, retorno o tabuleiro preenchido. Se chego no final do tabuleiro e não consegui preencher com as 12 peças retorno que não foi possível preencher aquele tabuleiro.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21:15:47.006865456</meta:creation-date>
    <dc:date>2022-04-21T16:14:30.701353023</dc:date>
    <meta:editing-duration>PT1H13M55S</meta:editing-duration>
    <meta:editing-cycles>34</meta:editing-cycles>
    <meta:generator>LibreOffice/6.4.7.2$Linux_X86_64 LibreOffice_project/40$Build-2</meta:generator>
    <meta:document-statistic meta:table-count="0" meta:image-count="0" meta:object-count="0" meta:page-count="3" meta:paragraph-count="54" meta:word-count="812" meta:character-count="6213" meta:non-whitespace-character-count="3033"/>
  </office:meta>
</office:document-meta>
</file>